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699cm" fo:min-width="4.712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751cm" fo:min-width="0.448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0.75cm" fo:min-width="0.447cm"/>
    </style:style>
    <style:style style:name="gr4" style:family="graphic" style:parent-style-name="standard">
      <style:graphic-properties draw:textarea-horizontal-align="justify" draw:textarea-vertical-align="middle" draw:auto-grow-height="false" fo:min-height="0.434cm" fo:min-width="0.448cm"/>
    </style:style>
    <style:style style:name="gr5" style:family="graphic" style:parent-style-name="standard">
      <style:graphic-properties draw:textarea-horizontal-align="justify" draw:textarea-vertical-align="middle" draw:auto-grow-height="false" fo:min-height="0.435cm" fo:min-width="0.448cm"/>
    </style:style>
    <style:style style:name="gr6" style:family="graphic" style:parent-style-name="standard">
      <style:graphic-properties draw:textarea-horizontal-align="justify" draw:textarea-vertical-align="middle" draw:auto-grow-height="false" fo:min-height="0.435cm" fo:min-width="0.44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34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1cm" fo:min-width="0cm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stroke="none" svg:stroke-color="#000000" draw:fill="none" draw:fill-color="#ffffff" fo:min-height="0.15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03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1.97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34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2cm" fo:min-width="0cm"/>
    </style:style>
    <style:style style:name="gr17" style:family="graphic" style:parent-style-name="standard">
      <style:graphic-properties draw:stroke="none" svg:stroke-color="#000000" draw:fill="none" draw:fill-color="#ffffff" fo:min-height="0.003cm"/>
    </style:style>
    <style:style style:name="gr18" style:family="graphic" style:parent-style-name="standard">
      <style:graphic-properties draw:stroke="none" svg:stroke-color="#000000" draw:fill="none" draw:fill-color="#ffffff" fo:min-height="0.25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97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403cm" fo:min-width="1.8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.265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41cm" fo:min-width="0.7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8cm" fo:min-width="0.222cm"/>
    </style:style>
    <style:style style:name="gr24" style:family="graphic" style:parent-style-name="objectwithoutfill">
      <style:graphic-properties svg:stroke-color="#3465a4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1.9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0.49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214cm" fo:min-width="0cm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7cm" fo:min-width="0.22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4cm" fo:min-width="2.0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1.976cm"/>
    </style:style>
    <style:style style:name="gr32" style:family="graphic" style:parent-style-name="standard">
      <style:graphic-properties svg:stroke-color="#3465a4" draw:fill-color="#ffffff" draw:textarea-horizontal-align="justify" draw:textarea-vertical-align="middle" draw:auto-grow-height="false" fo:min-height="1.655cm" fo:min-width="0.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svg:stroke-color="#3465a4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svg:stroke-color="#000000" draw:fill="none" draw:textarea-vertical-align="middle"/>
    </style:style>
    <style:style style:name="gr36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3465a4"/>
      <style:paragraph-properties fo:text-align="center"/>
    </style:style>
    <style:style style:name="P15" style:family="paragraph">
      <style:text-properties fo:font-size="9pt" style:font-size-asian="9pt" style:font-size-complex="9pt"/>
    </style:style>
    <style:style style:name="T1" style:family="text">
      <style:text-properties fo:color="#fffff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Liberation Sans1" fo:font-size="9pt" style:font-name-asian="Liberation Sans1" style:font-size-asian="9pt" style:font-name-complex="Liberation Sans1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12cm" svg:height="4.949cm" svg:x="2cm" svg:y="2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48cm" svg:height="1.001cm" svg:x="3.117cm" svg:y="2.967cm">
          <text:p text:style-name="P2"><text:span text:style-name="T1">L</text:span><text:span text:style-name="T1">U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47cm" svg:height="1cm" svg:x="5.224cm" svg:y="2.979cm">
          <text:p text:style-name="P2"><text:span text:style-name="T1">L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48cm" svg:height="1.001cm" svg:x="3.117cm" svg:y="4.998cm">
          <text:p text:style-name="P2"><text:span text:style-name="T1">L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47cm" svg:height="1cm" svg:x="5.224cm" svg:y="5.01cm">
          <text:p text:style-name="P2"><text:span text:style-name="T1">L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8cm" svg:height="0.684cm" svg:x="4.223cm" svg:y="6.285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48cm" svg:height="0.685cm" svg:x="4.223cm" svg:y="2.014cm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47cm" svg:height="0.685cm" draw:transform="skewX (0.00139626340159546) rotate (-1.57254165604689) translate (2.698cm 4.015cm)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47cm" svg:height="0.685cm" draw:transform="skewX (-0.00139626340159546) rotate (-1.57254165604689) translate (7.217cm 4.022cm)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07cm" svg:height="0.377cm" draw:transform="rotate (1.56294234516092) translate (3.851cm 10.4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4" draw:layer="layout" svg:x1="3.857cm" svg:y1="9.247cm" svg:x2="3.103cm" svg:y2="9.247cm">
          <text:p/>
        </draw:line>
        <draw:line draw:style-name="gr8" draw:text-style-name="P4" draw:layer="layout" svg:x1="3.857cm" svg:y1="10.063cm" svg:x2="3.103cm" svg:y2="10.063cm">
          <text:p/>
        </draw:line>
        <draw:line draw:style-name="gr8" draw:text-style-name="P4" draw:layer="layout" svg:x1="3.574cm" svg:y1="9.153cm" svg:x2="3.386cm" svg:y2="9.341cm">
          <text:p/>
        </draw:line>
        <draw:line draw:style-name="gr8" draw:text-style-name="P4" draw:layer="layout" svg:x1="3.574cm" svg:y1="9.969cm" svg:x2="3.386cm" svg:y2="10.157cm">
          <text:p/>
        </draw:line>
        <draw:frame draw:style-name="gr9" draw:text-style-name="P5" draw:layer="layout" svg:width="0.659cm" svg:height="0.569cm" svg:x="3.278cm" svg:y="9.138cm">
          <draw:text-box>
            <text:p><text:span text:style-name="T2">4</text:span></text:p>
          </draw:text-box>
        </draw:frame>
        <draw:frame draw:style-name="gr10" draw:text-style-name="P5" draw:layer="layout" svg:width="0.659cm" svg:height="0.569cm" svg:x="3.278cm" svg:y="9.956cm">
          <draw:text-box>
            <text:p><text:span text:style-name="T2">4</text:span></text:p>
          </draw:text-box>
        </draw:frame>
        <draw:frame draw:style-name="gr11" draw:text-style-name="P6" draw:layer="layout" svg:width="1.351cm" svg:height="0.607cm" svg:x="2.143cm" svg:y="8.62cm">
          <draw:text-box>
            <text:p><text:span text:style-name="T3">I</text:span><text:span text:style-name="T4">[</text:span><text:span text:style-name="T4">3</text:span><text:span text:style-name="T4">:</text:span><text:span text:style-name="T4">0</text:span><text:span text:style-name="T4">]</text:span></text:p>
          </draw:text-box>
        </draw:frame>
        <draw:frame draw:style-name="gr12" draw:text-style-name="P6" draw:layer="layout" svg:width="1.573cm" svg:height="0.607cm" svg:x="1.889cm" svg:y="9.537cm">
          <draw:text-box>
            <text:p><text:span text:style-name="T4">LO</text:span><text:span text:style-name="T4">[3:</text:span><text:span text:style-name="T4">0]</text:span></text:p>
          </draw:text-box>
        </draw:frame>
        <draw:custom-shape draw:style-name="gr13" draw:text-style-name="P7" draw:layer="layout" svg:width="0.283cm" svg:height="0.283cm" svg:x="3.951cm" svg:y="10.551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3cm" svg:height="0.283cm" svg:x="3.951cm" svg:y="10.84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3cm" svg:height="0.283cm" svg:x="3.951cm" svg:y="11.145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045cm" svg:y1="10.283cm" svg:x2="4.045cm" svg:y2="10.566cm">
          <text:p/>
        </draw:line>
        <draw:frame draw:style-name="gr14" draw:text-style-name="P5" draw:layer="layout" svg:width="3.334cm" svg:height="0.887cm" svg:x="4.14cm" svg:y="8.776cm">
          <draw:text-box>
            <text:p><text:span text:style-name="T2">P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bl</text:span><text:span text:style-name="T2">e </text:span><text:span text:style-name="T2">L</text:span><text:span text:style-name="T2">U</text:span><text:span text:style-name="T2">T </text:span></text:p>
            <text:p><text:span text:style-name="T2">I</text:span><text:span text:style-name="T2">m</text:span><text:span text:style-name="T2">p</text:span><text:span text:style-name="T2">u</text:span><text:span text:style-name="T2">t </text:span><text:span text:style-name="T2">s</text:span><text:span text:style-name="T2">el</text:span><text:span text:style-name="T2">e</text:span><text:span text:style-name="T2">c</text:span><text:span text:style-name="T2">ti</text:span><text:span text:style-name="T2">o</text:span><text:span text:style-name="T2">n </text:span><text:span text:style-name="T2">m</text:span><text:span text:style-name="T2">u</text:span><text:span text:style-name="T2">x</text:span><text:span text:style-name="T2">e</text:span><text:span text:style-name="T2">s</text:span></text:p>
          </draw:text-box>
        </draw:frame>
        <draw:custom-shape draw:style-name="gr15" draw:text-style-name="P2" draw:layer="layout" svg:width="1.508cm" svg:height="0.377cm" draw:transform="rotate (1.56294234516092) translate (3.851cm 13.21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4" draw:layer="layout" svg:x1="3.857cm" svg:y1="11.992cm" svg:x2="3.103cm" svg:y2="11.992cm">
          <text:p/>
        </draw:line>
        <draw:line draw:style-name="gr8" draw:text-style-name="P4" draw:layer="layout" svg:x1="3.857cm" svg:y1="12.809cm" svg:x2="3.103cm" svg:y2="12.809cm">
          <text:p/>
        </draw:line>
        <draw:line draw:style-name="gr8" draw:text-style-name="P4" draw:layer="layout" svg:x1="3.574cm" svg:y1="11.898cm" svg:x2="3.386cm" svg:y2="12.086cm">
          <text:p/>
        </draw:line>
        <draw:line draw:style-name="gr8" draw:text-style-name="P4" draw:layer="layout" svg:x1="3.574cm" svg:y1="12.714cm" svg:x2="3.386cm" svg:y2="12.902cm">
          <text:p/>
        </draw:line>
        <draw:frame draw:style-name="gr16" draw:text-style-name="P5" draw:layer="layout" svg:width="0.659cm" svg:height="0.569cm" svg:x="3.278cm" svg:y="11.884cm">
          <draw:text-box>
            <text:p><text:span text:style-name="T2">4</text:span></text:p>
          </draw:text-box>
        </draw:frame>
        <draw:frame draw:style-name="gr16" draw:text-style-name="P5" draw:layer="layout" svg:width="0.659cm" svg:height="0.569cm" svg:x="3.278cm" svg:y="12.701cm">
          <draw:text-box>
            <text:p><text:span text:style-name="T2">4</text:span></text:p>
          </draw:text-box>
        </draw:frame>
        <draw:frame draw:style-name="gr17" draw:text-style-name="P6" draw:layer="layout" svg:width="1.351cm" svg:height="0.607cm" svg:x="2.143cm" svg:y="11.541cm">
          <draw:text-box>
            <text:p><text:span text:style-name="T3">I</text:span><text:span text:style-name="T4">[3:0]</text:span></text:p>
          </draw:text-box>
        </draw:frame>
        <draw:frame draw:style-name="gr18" draw:text-style-name="P6" draw:layer="layout" svg:width="1.651cm" svg:height="0.607cm" svg:x="1.635cm" svg:y="12.303cm">
          <draw:text-box>
            <text:p><text:span text:style-name="T4">L</text:span><text:span text:style-name="T4">O</text:span><text:span text:style-name="T4">[</text:span><text:span text:style-name="T4">3</text:span><text:span text:style-name="T4">:</text:span><text:span text:style-name="T4">0</text:span><text:span text:style-name="T4">]</text:span></text:p>
          </draw:text-box>
        </draw:frame>
        <draw:custom-shape draw:style-name="gr13" draw:text-style-name="P7" draw:layer="layout" svg:width="0.283cm" svg:height="0.283cm" svg:x="3.951cm" svg:y="13.29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3cm" svg:height="0.283cm" svg:x="3.951cm" svg:y="13.594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3cm" svg:height="0.283cm" svg:x="3.951cm" svg:y="13.891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045cm" svg:y1="13.029cm" svg:x2="4.045cm" svg:y2="13.312cm">
          <text:p/>
        </draw:line>
        <draw:frame draw:style-name="gr19" draw:text-style-name="P5" draw:layer="layout" svg:width="3.334cm" svg:height="0.887cm" svg:x="4.14cm" svg:y="11.522cm">
          <draw:text-box>
            <text:p><text:span text:style-name="T2">Po</text:span><text:span text:style-name="T2">gr</text:span><text:span text:style-name="T2">a</text:span><text:span text:style-name="T2">m</text:span><text:span text:style-name="T2">m</text:span><text:span text:style-name="T2">abl</text:span><text:span text:style-name="T2">e </text:span><text:span text:style-name="T2">LU</text:span><text:span text:style-name="T2">T </text:span></text:p>
            <text:p><text:span text:style-name="T2">Im</text:span><text:span text:style-name="T2">pu</text:span><text:span text:style-name="T2">t </text:span><text:span text:style-name="T2">sel</text:span><text:span text:style-name="T2">ec</text:span><text:span text:style-name="T2">tio</text:span><text:span text:style-name="T2">n </text:span><text:span text:style-name="T2">m</text:span><text:span text:style-name="T2">ux</text:span><text:span text:style-name="T2">es</text:span></text:p>
          </draw:text-box>
        </draw:frame>
        <draw:custom-shape draw:style-name="gr20" draw:text-style-name="P1" draw:layer="layout" svg:width="2.355cm" svg:height="5.653cm" svg:x="7.061cm" svg:y="8.493cm">
          <text:p text:style-name="P2">LUT-2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4.234cm" svg:y1="9.718cm" svg:x2="7.061cm" svg:y2="9.718cm">
          <text:p/>
        </draw:line>
        <draw:line draw:style-name="gr8" draw:text-style-name="P4" draw:layer="layout" svg:x1="4.234cm" svg:y1="12.463cm" svg:x2="7.061cm" svg:y2="12.463cm">
          <text:p/>
        </draw:line>
        <draw:frame draw:style-name="gr21" draw:text-style-name="P8" draw:layer="layout" svg:width="1.031cm" svg:height="0.962cm" svg:x="6.966cm" svg:y="9.381cm">
          <draw:text-box>
            <text:p>I1</text:p>
          </draw:text-box>
        </draw:frame>
        <draw:frame draw:style-name="gr21" draw:text-style-name="P8" draw:layer="layout" svg:width="1.031cm" svg:height="0.962cm" svg:x="6.967cm" svg:y="12.126cm">
          <draw:text-box>
            <text:p>I2</text:p>
          </draw:text-box>
        </draw:frame>
        <draw:custom-shape draw:style-name="gr22" draw:text-style-name="P1" draw:layer="layout" svg:width="1.224cm" svg:height="0.66cm" svg:x="10.641cm" svg:y="11.037cm">
          <text:p text:style-name="P2">FF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9.416cm" svg:y1="11.394cm" svg:x2="10.641cm" svg:y2="11.394cm">
          <text:p/>
        </draw:line>
        <draw:frame draw:style-name="gr23" draw:text-style-name="P10" draw:layer="layout" svg:width="0.972cm" svg:height="0.645cm" svg:x="9.426cm" svg:y="10.896cm">
          <draw:text-box>
            <text:p><text:span text:style-name="T5">L</text:span><text:span text:style-name="T5">O</text:span></text:p>
          </draw:text-box>
        </draw:frame>
        <draw:line draw:style-name="gr8" draw:text-style-name="P9" draw:layer="layout" svg:x1="11.865cm" svg:y1="11.394cm" svg:x2="13.09cm" svg:y2="11.394cm">
          <text:p/>
        </draw:line>
        <draw:custom-shape draw:style-name="gr15" draw:text-style-name="P2" draw:layer="layout" svg:width="1.508cm" svg:height="0.377cm" draw:transform="rotate (1.56294234516092) translate (13.09cm 11.79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9" draw:layer="layout" svg:x1="10.358cm" svg:y1="10.754cm" svg:x2="13.09cm" svg:y2="10.726cm">
          <text:p/>
        </draw:line>
        <draw:line draw:style-name="gr8" draw:text-style-name="P4" draw:layer="layout" svg:x1="10.358cm" svg:y1="11.414cm" svg:x2="10.358cm" svg:y2="10.754cm">
          <text:p/>
        </draw:line>
        <draw:line draw:style-name="gr8" draw:text-style-name="P4" draw:layer="layout" svg:x1="13.469cm" svg:y1="11.037cm" svg:x2="14.505cm" svg:y2="11.037cm">
          <text:p/>
        </draw:line>
        <draw:custom-shape draw:style-name="gr13" draw:text-style-name="P7" draw:layer="layout" svg:width="0.283cm" svg:height="0.283cm" svg:x="13.15cm" svg:y="12.036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3.301cm" svg:y1="12.053cm" svg:x2="13.301cm" svg:y2="11.582cm">
          <text:p/>
        </draw:line>
        <draw:frame draw:style-name="gr25" draw:text-style-name="P5" draw:layer="layout" svg:width="2.462cm" svg:height="0.655cm" svg:x="13.016cm" svg:y="9.806cm">
          <draw:text-box>
            <text:p><text:span text:style-name="T2">Po</text:span><text:span text:style-name="T2">gra</text:span><text:span text:style-name="T2">mm</text:span><text:span text:style-name="T2">abl</text:span><text:span text:style-name="T2">e</text:span></text:p>
          </draw:text-box>
        </draw:frame>
        <draw:frame draw:style-name="gr26" draw:text-style-name="P8" draw:layer="layout" svg:width="1.349cm" svg:height="0.962cm" svg:x="14.06cm" svg:y="10.462cm">
          <draw:text-box>
            <text:p>LO</text:p>
          </draw:text-box>
        </draw:frame>
        <draw:custom-shape draw:style-name="gr27" draw:text-style-name="P7" draw:layer="layout" svg:width="0.465cm" svg:height="0.464cm" svg:x="8.105cm" svg:y="15.449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465cm" svg:height="0.464cm" svg:x="8.105cm" svg:y="15.937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465cm" svg:height="0.464cm" svg:x="8.105cm" svg:y="16.424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465cm" svg:height="0.464cm" svg:x="8.105cm" svg:y="16.859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8.307cm" svg:y1="15.465cm" svg:x2="8.307cm" svg:y2="14.146cm">
          <text:p/>
        </draw:line>
        <draw:line draw:style-name="gr28" draw:text-style-name="P4" draw:layer="layout" svg:x1="8.099cm" svg:y1="14.994cm" svg:x2="8.476cm" svg:y2="14.617cm">
          <text:p/>
        </draw:line>
        <draw:frame draw:style-name="gr29" draw:text-style-name="P11" draw:layer="layout" svg:width="0.532cm" svg:height="0.683cm" svg:x="8.172cm" svg:y="14.597cm">
          <draw:text-box>
            <text:p><text:span text:style-name="T6">4</text:span></text:p>
          </draw:text-box>
        </draw:frame>
        <draw:frame draw:style-name="gr30" draw:text-style-name="P10" draw:layer="layout" svg:width="2.627cm" svg:height="0.645cm" svg:x="8.533cm" svg:y="14.208cm">
          <draw:text-box>
            <text:p text:style-name="P12"><text:span text:style-name="T5">L</text:span><text:span text:style-name="T5">C</text:span><text:span text:style-name="T5">[</text:span><text:span text:style-name="T5">3</text:span><text:span text:style-name="T5">:</text:span><text:span text:style-name="T5">0</text:span><text:span text:style-name="T5">]</text:span></text:p>
          </draw:text-box>
        </draw:frame>
        <draw:frame draw:style-name="gr31" draw:text-style-name="P5" draw:layer="layout" svg:width="3.338cm" svg:height="3.113cm" svg:x="8.664cm" svg:y="15.373cm">
          <draw:text-box>
            <text:p><text:span text:style-name="T2">P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bl</text:span><text:span text:style-name="T2">e </text:span><text:span text:style-name="T2">b</text:span><text:span text:style-name="T2">y </text:span><text:span text:style-name="T2">X</text:span><text:span text:style-name="T2">O</text:span><text:span text:style-name="T2">R</text:span></text:p>
            <text:p><text:span text:style-name="T2"/></text:p>
            <text:p><text:span text:style-name="T2"><text:s text:c="3"/></text:span><text:span text:style-name="T2"><text:s text:c="2"/></text:span><text:span text:style-name="T2">I</text:span><text:span text:style-name="T2">1 </text:span><text:span text:style-name="T2"><text:s/></text:span><text:span text:style-name="T2">I</text:span><text:span text:style-name="T2">2 </text:span><text:span text:style-name="T2"><text:s text:c="2"/></text:span><text:span text:style-name="T2">| <text:s/></text:span><text:span text:style-name="T2">L</text:span><text:span text:style-name="T2">C</text:span></text:p>
            <text:p><text:span text:style-name="T2"><text:s text:c="3"/></text:span><text:span text:style-name="T2"><text:s text:c="2"/></text:span><text:span text:style-name="T2">--</text:span><text:span text:style-name="T2">--</text:span><text:span text:style-name="T2">--</text:span><text:span text:style-name="T2">--</text:span><text:span text:style-name="T2">--</text:span><text:span text:style-name="T2">--</text:span><text:span text:style-name="T2">--</text:span><text:span text:style-name="T2">--</text:span><text:span text:style-name="T2">-</text:span></text:p>
            <text:p><text:span text:style-name="T2"><text:s text:c="3"/></text:span><text:span text:style-name="T2"><text:s text:c="2"/></text:span><text:span text:style-name="T2">0 </text:span><text:span text:style-name="T2"><text:s text:c="2"/></text:span><text:span text:style-name="T2">0 </text:span><text:span text:style-name="T2"><text:s text:c="3"/></text:span><text:span text:style-name="T2">| <text:s/></text:span><text:span text:style-name="T2"><text:s/></text:span><text:span text:style-name="T2">1</text:span></text:p>
            <text:p><text:span text:style-name="T2"><text:s text:c="3"/></text:span><text:span text:style-name="T2"><text:s text:c="2"/></text:span><text:span text:style-name="T2">0 </text:span><text:span text:style-name="T2"><text:s text:c="2"/></text:span><text:span text:style-name="T2">1 </text:span><text:span text:style-name="T2"><text:s text:c="3"/></text:span><text:span text:style-name="T2">| <text:s/></text:span><text:span text:style-name="T2"><text:s/></text:span><text:span text:style-name="T2">0</text:span></text:p>
            <text:p><text:span text:style-name="T2"><text:s text:c="3"/></text:span><text:span text:style-name="T2"><text:s text:c="2"/></text:span><text:span text:style-name="T2">1 </text:span><text:span text:style-name="T2"><text:s text:c="2"/></text:span><text:span text:style-name="T2">0 </text:span><text:span text:style-name="T2"><text:s text:c="3"/></text:span><text:span text:style-name="T2">| <text:s/></text:span><text:span text:style-name="T2"><text:s/></text:span><text:span text:style-name="T2">0</text:span></text:p>
            <text:p><text:span text:style-name="T2"><text:s text:c="3"/></text:span><text:span text:style-name="T2"><text:s text:c="2"/></text:span><text:span text:style-name="T2">1 </text:span><text:span text:style-name="T2"><text:s text:c="2"/></text:span><text:span text:style-name="T2">1 </text:span><text:span text:style-name="T2"><text:s text:c="3"/></text:span><text:span text:style-name="T2">| <text:s/></text:span><text:span text:style-name="T2"><text:s/></text:span><text:span text:style-name="T2">1</text:span></text:p>
            <text:p><text:span text:style-name="T2"/></text:p>
          </draw:text-box>
        </draw:frame>
        <draw:custom-shape draw:style-name="gr32" draw:text-style-name="P1" draw:layer="layout" svg:width="1.27cm" svg:height="1.905cm" svg:x="12.938cm" svg:y="3.286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2.009cm" svg:height="0.725cm" svg:x="12.58cm" svg:y="2.18cm">
          <draw:text-box>
            <text:p><text:span text:style-name="T7">F</text:span><text:span text:style-name="T7">li</text:span><text:span text:style-name="T7">p</text:span><text:span text:style-name="T7">F</text:span><text:span text:style-name="T7">l</text:span><text:span text:style-name="T7">o</text:span><text:span text:style-name="T7">p</text:span></text:p>
          </draw:text-box>
        </draw:frame>
        <draw:frame draw:style-name="gr33" draw:text-style-name="P10" draw:layer="layout" svg:width="1.129cm" svg:height="0.645cm" svg:x="12.952cm" svg:y="3.484cm">
          <draw:text-box>
            <text:p text:style-name="P12"><text:span text:style-name="T5">D </text:span><text:span text:style-name="T5">G</text:span></text:p>
          </draw:text-box>
        </draw:frame>
        <draw:custom-shape draw:style-name="gr34" draw:text-style-name="P1" draw:layer="layout" svg:width="0.635cm" svg:height="0.635cm" draw:transform="rotate (-1.57323978774769) translate (13.577cm 4.5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4" draw:layer="layout" svg:x1="12.938cm" svg:y1="4.81cm" svg:x2="12.557cm" svg:y2="4.81cm">
          <text:p/>
        </draw:line>
        <draw:line draw:style-name="gr28" draw:text-style-name="P4" draw:layer="layout" svg:x1="12.557cm" svg:y1="4.81cm" svg:x2="12.557cm" svg:y2="5.699cm">
          <text:p/>
        </draw:line>
        <draw:line draw:style-name="gr28" draw:text-style-name="P4" draw:layer="layout" svg:x1="12.938cm" svg:y1="3.794cm" svg:x2="12.43cm" svg:y2="3.794cm">
          <text:p/>
        </draw:line>
        <draw:line draw:style-name="gr35" draw:text-style-name="P4" draw:layer="layout" svg:x1="14.208cm" svg:y1="3.794cm" svg:x2="14.97cm" svg:y2="3.794cm">
          <text:p text:style-name="P2"><text:s/></text:p>
        </draw:line>
        <draw:line draw:style-name="gr28" draw:text-style-name="P4" draw:layer="layout" svg:x1="12.43cm" svg:y1="3.794cm" svg:x2="12.43cm" svg:y2="2.905cm">
          <text:p/>
        </draw:line>
        <draw:line draw:style-name="gr28" draw:text-style-name="P4" draw:layer="layout" svg:x1="14.716cm" svg:y1="3.794cm" svg:x2="14.716cm" svg:y2="2.905cm">
          <text:p/>
        </draw:line>
        <draw:custom-shape draw:style-name="gr36" draw:text-style-name="P14" draw:layer="layout" svg:width="0.252cm" svg:height="0.255cm" draw:transform="rotate (1.56206968053493) translate (13.343cm 3.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4" draw:layer="layout" svg:x1="13.573cm" svg:y1="2.905cm" svg:x2="14.716cm" svg:y2="2.905cm">
          <text:p/>
        </draw:line>
        <draw:custom-shape draw:style-name="gr37" draw:text-style-name="P2" draw:layer="layout" svg:width="0.127cm" svg:height="0.127cm" svg:x="13.292cm" svg:y="2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4" draw:layer="layout" svg:x1="13.319cm" svg:y1="2.905cm" svg:x2="12.43cm" svg:y2="2.905cm">
          <text:p/>
        </draw:line>
        <draw:frame draw:style-name="gr33" draw:text-style-name="P6" draw:layer="layout" svg:width="1.12cm" svg:height="0.607cm" svg:x="12.049cm" svg:y="5.572cm">
          <draw:text-box>
            <text:p text:style-name="P15"><text:span text:style-name="T3">CLK</text:span></text:p>
          </draw:text-box>
        </draw:frame>
        <draw:custom-shape draw:style-name="gr1" draw:text-style-name="P1" draw:layer="layout" svg:width="5.212cm" svg:height="4.949cm" svg:x="3.921cm" svg:y="20.0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47cm" svg:height="0.685cm" draw:transform="skewX (-0.00139626340159546) rotate (-1.57254165604689) translate (9.138cm 22.065cm)">
          <text:p text:style-name="P2">I/O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508cm" svg:height="0.377cm" draw:transform="rotate (1.56294234516092) translate (6.715cm 23.3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7" draw:layer="layout" svg:width="0.283cm" svg:height="0.283cm" svg:x="6.815cm" svg:y="23.407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3cm" svg:height="0.283cm" svg:x="6.815cm" svg:y="23.704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.909cm" svg:y1="23.139cm" svg:x2="6.909cm" svg:y2="23.422cm">
          <text:p/>
        </draw:line>
        <draw:line draw:style-name="gr24" draw:text-style-name="P4" draw:layer="layout" svg:x1="7.096cm" svg:y1="22.59cm" svg:x2="8.493cm" svg:y2="22.59cm">
          <text:p/>
        </draw:line>
        <draw:line draw:style-name="gr24" draw:text-style-name="P4" draw:layer="layout" svg:x1="5.297cm" svg:y1="22.09cm" svg:x2="6.694cm" svg:y2="22.09cm">
          <text:p/>
        </draw:line>
        <draw:line draw:style-name="gr24" draw:text-style-name="P4" draw:layer="layout" svg:x1="5.298cm" svg:y1="22.39cm" svg:x2="6.695cm" svg:y2="22.39cm">
          <text:p/>
        </draw:line>
        <draw:line draw:style-name="gr24" draw:text-style-name="P4" draw:layer="layout" svg:x1="5.299cm" svg:y1="22.69cm" svg:x2="6.696cm" svg:y2="22.69cm">
          <text:p/>
        </draw:line>
        <draw:line draw:style-name="gr24" draw:text-style-name="P4" draw:layer="layout" svg:x1="5.3cm" svg:y1="22.99cm" svg:x2="6.697cm" svg:y2="22.99cm">
          <text:p/>
        </draw:line>
        <draw:frame draw:style-name="gr38" draw:text-style-name="P5" draw:layer="layout" svg:width="1.116cm" svg:height="0.569cm" svg:x="4.329cm" svg:y="21.767cm">
          <draw:text-box>
            <text:p><text:span text:style-name="T2">L</text:span><text:span text:style-name="T2">O</text:span><text:span text:style-name="T2"> </text:span><text:span text:style-name="T2">0</text:span></text:p>
          </draw:text-box>
        </draw:frame>
        <draw:frame draw:style-name="gr38" draw:text-style-name="P5" draw:layer="layout" svg:width="1.116cm" svg:height="0.569cm" svg:x="4.329cm" svg:y="22.068cm">
          <draw:text-box>
            <text:p><text:span text:style-name="T2">L</text:span><text:span text:style-name="T2">O</text:span><text:span text:style-name="T2"> </text:span><text:span text:style-name="T2">1</text:span></text:p>
          </draw:text-box>
        </draw:frame>
        <draw:frame draw:style-name="gr38" draw:text-style-name="P5" draw:layer="layout" svg:width="1.116cm" svg:height="0.569cm" svg:x="4.329cm" svg:y="22.369cm">
          <draw:text-box>
            <text:p><text:span text:style-name="T2">L</text:span><text:span text:style-name="T2">O</text:span><text:span text:style-name="T2"> </text:span><text:span text:style-name="T2">2</text:span></text:p>
          </draw:text-box>
        </draw:frame>
        <draw:frame draw:style-name="gr38" draw:text-style-name="P5" draw:layer="layout" svg:width="1.116cm" svg:height="0.569cm" svg:x="4.329cm" svg:y="22.67cm">
          <draw:text-box>
            <text:p><text:span text:style-name="T2">L</text:span><text:span text:style-name="T2">O</text:span><text:span text:style-name="T2"> 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06:45:18.937480779</meta:creation-date>
    <dc:date>2019-09-30T13:51:26.385362793</dc:date>
    <meta:editing-duration>PT25M52S</meta:editing-duration>
    <meta:editing-cycles>4</meta:editing-cycles>
    <meta:generator>LibreOffice/6.0.7.3$Linux_X86_64 LibreOffice_project/00m0$Build-3</meta:generator>
    <meta:document-statistic meta:object-count="93"/>
  </office:meta>
</office:document-meta>
</file>